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1fb8" officeooo:paragraph-rsid="001d1fb8"/>
    </style:style>
    <style:style style:name="P2" style:family="paragraph" style:parent-style-name="Standard">
      <style:text-properties officeooo:rsid="001d1fb8" officeooo:paragraph-rsid="0021a731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21a731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d1fb8" officeooo:paragraph-rsid="001d1fb8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d1fb8" officeooo:paragraph-rsid="0021a731" fo:background-color="#1e1e1e"/>
    </style:style>
    <style:style style:name="P7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ef3b6" officeooo:paragraph-rsid="001ef3b6" fo:background-color="#1e1e1e"/>
    </style:style>
    <style:style style:name="P8" style:family="paragraph" style:parent-style-name="Standard">
      <style:text-properties officeooo:rsid="001dfcdd" officeooo:paragraph-rsid="001dfcdd"/>
    </style:style>
    <style:style style:name="P9" style:family="paragraph" style:parent-style-name="Standard">
      <style:text-properties officeooo:rsid="0021a731" officeooo:paragraph-rsid="0021a731"/>
    </style:style>
    <style:style style:name="T1" style:family="text">
      <style:text-properties fo:color="#9cdcfe"/>
    </style:style>
    <style:style style:name="T2" style:family="text">
      <style:text-properties fo:color="#b5cea8"/>
    </style:style>
    <style:style style:name="T3" style:family="text">
      <style:text-properties fo:color="#b5cea8" officeooo:rsid="00235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205,317)</text:p>
      <text:p text:style-name="P1"/>
      <text:p text:style-name="P5"><text:span text:style-name="T1">x_pos</text:span> = <text:span text:style-name="T2">0.54399961</text:span></text:p>
      <text:p text:style-name="P3"><text:span text:style-name="T1">y_pos</text:span> = -<text:span text:style-name="T2">0.11331095</text:span></text:p>
      <text:p text:style-name="P1"/>
      <text:p text:style-name="P1"/>
      <text:p text:style-name="P1"/>
      <text:p text:style-name="P1">'center': (364, 236)</text:p>
      <text:p text:style-name="P5"><text:span text:style-name="T1">x_pos</text:span> = <text:span text:style-name="T2">0.44399961</text:span></text:p>
      <text:p text:style-name="P3"><text:span text:style-name="T1">y_pos</text:span> = <text:span text:style-name="T2">0.11331095</text:span></text:p>
      <text:p text:style-name="P3"><text:span text:style-name="T2"/></text:p>
      <text:p text:style-name="P3"><text:span text:style-name="T2"/></text:p>
      <text:p text:style-name="P7"><text:span text:style-name="T2">fx = 973.626953125</text:span></text:p>
      <text:p text:style-name="P7"><text:span text:style-name="T2">fy = 973.331298828125</text:span></text:p>
      <text:p text:style-name="P7"><text:span text:style-name="T2"/></text:p>
      <text:p text:style-name="P7"><text:span text:style-name="T2">cx: 1026.7061767578125</text:span></text:p>
      <text:p text:style-name="P7"><text:span text:style-name="T2">cy: 781.0071411132812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9">812 704 </text:p>
      <text:p text:style-name="P2"/>
      <text:p text:style-name="P6"><text:span text:style-name="T1">x_pos</text:span> = <text:span text:style-name="T2">0.54399961</text:span></text:p>
      <text:p text:style-name="P4"><text:span text:style-name="T1">y_pos</text:span> = -<text:span text:style-name="T2">0.1</text:span><text:span text:style-name="T3">77</text:span>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1T17:46:15.840264305</meta:creation-date>
    <dc:date>2022-04-13T12:08:08.178688793</dc:date>
    <meta:editing-duration>PT20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34" meta:character-count="224" meta:non-whitespace-character-count="202"/>
  </office:meta>
</office:document-meta>
</file>